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" manifest:full-path="MyPrivateStorage/Layout"/>
  <manifest:file-entry manifest:media-type="vnd.MyVendor.MyProject.StorageType" manifest:full-path="MyPrivateStorage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imes New Roman1" svg:font-family="'Times New Roman'"/>
    <style:font-face style:name="Verdana" svg:font-family="Verdana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fo:font-size="13pt" style:font-size-asian="13pt" style:font-size-complex="13pt"/>
    </style:style>
    <style:style style:name="P3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font-size="13pt" style:font-size-asian="13pt" style:font-size-complex="13pt"/>
    </style:style>
    <style:style style:name="P4" style:family="paragraph" style:parent-style-name="Heading">
      <style:paragraph-properties fo:margin-left="0cm" fo:margin-right="0cm" fo:text-align="center" style:justify-single-word="false" fo:text-indent="0cm" style:auto-text-indent="false"/>
      <style:text-properties fo:font-size="13pt" style:font-size-asian="13pt" style:font-size-complex="13pt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 style:list-style-name="L7">
      <style:paragraph-properties fo:text-align="start" style:justify-single-word="false"/>
    </style:style>
    <style:style style:name="P1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PETER MAYNARD</text:p>
        <text:p text:style-name="P4">1 PENUAL COTTAGE, CILGERRAN SA43 2RU</text:p>
        <text:p text:style-name="Heading"><text:span text:style-name="T1">PHONE 07792 504 654 ▪ E-MAIL </text:span><text:a xlink:type="simple" xlink:href="mailto:pem9@aber.ac.uk"><text:span text:style-name="T1">pem9@aber.ac.uk</text:span></text:a><text:span text:style-name="T1"> ▪ </text:span><text:a xlink:type="simple" xlink:href="http://petermaynard.co.uk/"><text:span text:style-name="T1">petermaynard.co.uk</text:span></text:a></text:p>
        <text:p text:style-name="Text_20_body"/>
        <text:p text:style-name="P3">EDUCATION</text:p>
        <text:p text:style-name="Standard">2009 – 2013 Aberystwyth University, BSC Computer Science</text:p>
        <text:list xml:id="list1915416790" text:style-name="L1">
          <text:list-item>
            <text:p text:style-name="P6">Unix Administration and Computer Networking</text:p>
            <text:list>
              <text:list-item>
                <text:p text:style-name="P6">Configure commonly used system and network services</text:p>
              </text:list-item>
              <text:list-item>
                <text:p text:style-name="P6">Managing Unix and Windows Systems</text:p>
                <text:p text:style-name="P6"/>
              </text:list-item>
            </text:list>
          </text:list-item>
          <text:list-item>
            <text:p text:style-name="P6">Modeling president data</text:p>
            <text:list>
              <text:list-item>
                <text:p text:style-name="P6">UML Modeling, MySQL, PostgressSQL and SQL</text:p>
              </text:list-item>
              <text:list-item>
                <text:p text:style-name="P6">Relational and Object Oriented Databases</text:p>
                <text:p text:style-name="P6"/>
              </text:list-item>
            </text:list>
          </text:list-item>
          <text:list-item>
            <text:p text:style-name="P6">C, C++, Java, Perl, Python and PHP</text:p>
            <text:list>
              <text:list-item>
                <text:p text:style-name="P6">I have working knowledge of these languages and have written applications that have used some advanced features of these languages.</text:p>
                <text:p text:style-name="P6"/>
              </text:list-item>
            </text:list>
          </text:list-item>
          <text:list-item>
            <text:p text:style-name="P6">Program design, data structures and algorithms</text:p>
            <text:list>
              <text:list-item>
                <text:p text:style-name="P6">Sorting, Programming algorithms. <text:s/>Data structures.</text:p>
              </text:list-item>
              <text:list-item>
                <text:p text:style-name="P6">Efficient coding patterns</text:p>
              </text:list-item>
            </text:list>
          </text:list-item>
        </text:list>
        <text:p text:style-name="Standard"/>
        <text:list xml:id="list1046745301" text:continue-numbering="true" text:style-name="L1">
          <text:list-item>
            <text:p text:style-name="P6">Software development life cycle</text:p>
            <text:list>
              <text:list-item>
                <text:p text:style-name="P6">Developing software in a team, identifying appropriate practices for the specification </text:p>
              </text:list-item>
            </text:list>
          </text:list-item>
        </text:list>
        <text:p text:style-name="Standard"/>
        <text:p text:style-name="Standard">2010 – IBM Mainframe Challenge</text:p>
        <text:list xml:id="list149772486" text:style-name="L2">
          <text:list-item>
            <text:p text:style-name="P7">Basic z/OS operation, Creating data sets, Simple REXX code, </text:p>
          </text:list-item>
          <text:list-item>
            <text:p text:style-name="P7">CICS Transaction and Batch Processing. </text:p>
          </text:list-item>
        </text:list>
        <text:p text:style-name="Standard"/>
        <text:p text:style-name="Standard">2007 - 2009 Pembrokeshire College, HND Computing</text:p>
        <text:list xml:id="list2006836210" text:style-name="L3">
          <text:list-item>
            <text:p text:style-name="P8">Computer System and Networking Fundamental<text:bookmark text:name="firstHeading"/>s</text:p>
            <text:list>
              <text:list-item>
                <text:p text:style-name="P8">Network topology, Subnetworks and IP addressing</text:p>
              </text:list-item>
            </text:list>
          </text:list-item>
          <text:list-item>
            <text:p text:style-name="P8">Information System Analysis and Design</text:p>
          </text:list-item>
        </text:list>
        <text:p text:style-name="Standard"/>
        <text:p text:style-name="Standard">2005 – 2007 Cardigan Secondary School, CCNA and A Levels</text:p>
        <text:list xml:id="list762605093" text:style-name="L4">
          <text:list-item>
            <text:p text:style-name="P9">Cisco Certified Network Associate (CCNA)</text:p>
            <text:list>
              <text:list-item>
                <text:p text:style-name="P9">Configuring CISCO Routers and Switches</text:p>
              </text:list-item>
              <text:list-item>
                <text:p text:style-name="P9">Access Control Lists, Routing Protocols and TCP/IP</text:p>
                <text:p text:style-name="P9"/>
              </text:list-item>
            </text:list>
          </text:list-item>
          <text:list-item>
            <text:p text:style-name="P9">Applied ICT and Business A Levels, Also Key Skills working with others</text:p>
          </text:list-item>
        </text:list>
        <text:p text:style-name="Standard"/>
        <text:p text:style-name="P3"/>
        <text:p text:style-name="P15">WORK EXPERIENCE</text:p>
        <text:p text:style-name="P1"><text:span text:style-name="T2">2010 - 2012 System Support Engineer – Draig Technologies</text:span></text:p>
        <text:list xml:id="list203319482" text:style-name="L7">
          <text:list-item>
            <text:p text:style-name="P14"><text:span text:style-name="T2">Managing support desk, handling support tickets.</text:span></text:p>
          </text:list-item>
          <text:list-item>
            <text:p text:style-name="P14"><text:span text:style-name="T2">Windows Server 2008 and SQL Server Management</text:span></text:p>
          </text:list-item>
        </text:list>
        <text:p text:style-name="P13"><text:span text:style-name="T2"/></text:p>
        <text:p text:style-name="Text_20_body">2006 – 2011 Freelance Web Design</text:p>
        <text:list xml:id="list1775991230" text:continue-list="list762605093" text:style-name="L4">
          <text:list-item>
            <text:p text:style-name="P9">Create web sites for local companies, mainly using Wordpress.</text:p>
          </text:list-item>
          <text:list-item>
            <text:p text:style-name="P9">Experience in HTML, CSS, PHP/MySQL, JavaScript, GIMP/Photoshop</text:p>
            <text:list>
              <text:list-item>
                <text:p text:style-name="P9">For example of web design see <text:a xlink:type="simple" xlink:href="http://www.petermaynard.co.uk/">www.petermaynard.co.uk</text:a></text:p>
              </text:list-item>
            </text:list>
          </text:list-item>
        </text:list>
        <text:p text:style-name="Standard"/>
        <text:p text:style-name="Standard">2004 – 2009 The Old Post House. Local convenience store</text:p>
        <text:list xml:id="list780478750" text:style-name="L5">
          <text:list-item>
            <text:p text:style-name="P10">Communication with customers, orders and assistance </text:p>
          </text:list-item>
          <text:list-item>
            <text:p text:style-name="P10">Manage Lottery terminal, general stock control</text:p>
          </text:list-item>
        </text:list>
        <text:p text:style-name="Standard"/>
        <text:p text:style-name="Standard">2005 - College IT Department, Work Experience </text:p>
        <text:list xml:id="list2183032969" text:style-name="L6">
          <text:list-item>
            <text:p text:style-name="P11">End user support, Hardware and Software Configuration</text:p>
          </text:list-item>
        </text:list>
        <text:p text:style-name="P5"/>
        <text:p text:style-name="P2">ADDITIONAL INFORMATION</text:p>
        <text:p text:style-name="Standard">In my spare time I work as a freelance web developer, where I manage projects that are based on wordpress and my own code. <text:s/>I also enjoy administering my Virtual Private Server which is running Debian Lenny. It hosts my clients websites along with my own. <text:s/>It is currently running Apache, MySQL and PHP, along with other services, of which I have configured.</text:p>
        <text:p text:style-name="P1"/>
        <text:p text:style-name="Text_20_body">I enjoy learning new concepts, and I spend most of my time researching to advance my knowledge of computer systems and networks. <text:s/>My main areas of interest are, computer and network security, along with server administration.</text:p>
        <text:p text:style-name="Text_20_body"/>
        <text:p text:style-name="Text_20_body">I have spent 4 years studying Shotokan Karate and have achieved a grade of 2nd Kyu. <text:s/>I enjoy meeting new people to do new and exciting things. </text:p>
        <text:p text:style-name="Text_20_body"/>
        <text:p text:style-name="Text_20_body">I am a certified first aider, and have a clean UK Driving Licens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OpenSymbol" svg:font-family="OpenSymbol"/>
    <style:font-face style:name="Times New Roman1" svg:font-family="'Times New Roman'"/>
    <style:font-face style:name="Verdana" svg:font-family="Verdana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/>
    </style:style>
    <style:style style:name="Caption" style:family="paragraph" style:parent-style-name="Standard" style:class="extra">
      <style:paragraph-properties fo:margin-top="0.212cm" fo:margin-bottom="0.212cm"/>
      <style:text-properties fo:font-style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Normal" style:family="paragraph">
      <style:paragraph-properties fo:line-height="100%" fo:text-align="start" style:justify-single-word="false" fo:orphans="0" fo:widows="0" fo:background-color="transparent" style:writing-mode="lr-tb">
        <style:background-image/>
      </style:paragraph-properties>
      <style:text-properties fo:font-variant="normal" fo:text-transform="none" style:font-name="Times New Roman1" fo:font-size="12pt" fo:language="en" fo:country="GB" fo:font-weight="normal" fo:background-color="transparent"/>
    </style:style>
    <style:style style:name="Heading" style:family="paragraph" style:parent-style-name="Standard" style:next-style-name="Text_20_body" style:class="text">
      <style:paragraph-properties fo:margin-left="0.101cm" fo:margin-right="0cm" fo:margin-top="0.019cm" fo:margin-bottom="0.21cm" fo:text-align="center" style:justify-single-word="false" fo:text-indent="0cm" style:auto-text-indent="false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style:font-name="Verdana" fo:font-size="13pt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_5f_CharLFO1LVL1_5f_text" style:display-name="WW_CharLFO1LVL1_text" style:family="text">
      <style:text-properties style:font-name="OpenSymbol"/>
    </style:style>
    <style:style style:name="Reference" style:family="text">
      <style:text-properties fo:font-size="10pt"/>
    </style:style>
    <style:style style:name="WW_5f_CharLFO1LVL2_5f_text" style:display-name="WW_CharLFO1LVL2_text" style:family="text">
      <style:text-properties style:font-name="OpenSymbol"/>
    </style:style>
    <style:style style:name="WW_5f_CharLFO8LVL7_5f_text" style:display-name="WW_CharLFO8LVL7_text" style:family="text">
      <style:text-properties style:font-name="OpenSymbol"/>
    </style:style>
    <style:style style:name="WW_5f_CharLFO1LVL3_5f_text" style:display-name="WW_CharLFO1LVL3_text" style:family="text">
      <style:text-properties style:font-name="OpenSymbol"/>
    </style:style>
    <style:style style:name="WW_5f_CharLFO2LVL1_5f_text" style:display-name="WW_CharLFO2LVL1_text" style:family="text">
      <style:text-properties style:font-name="OpenSymbol"/>
    </style:style>
    <style:style style:name="WW_5f_CharLFO1LVL4_5f_text" style:display-name="WW_CharLFO1LVL4_text" style:family="text">
      <style:text-properties style:font-name="OpenSymbol"/>
    </style:style>
    <style:style style:name="WW_5f_CharLFO2LVL2_5f_text" style:display-name="WW_CharLFO2LVL2_text" style:family="text">
      <style:text-properties style:font-name="OpenSymbol"/>
    </style:style>
    <style:style style:name="WW_5f_CharLFO1LVL5_5f_text" style:display-name="WW_CharLFO1LVL5_text" style:family="text">
      <style:text-properties style:font-name="OpenSymbol"/>
    </style:style>
    <style:style style:name="WW_5f_CharLFO2LVL3_5f_text" style:display-name="WW_CharLFO2LVL3_text" style:family="text">
      <style:text-properties style:font-name="OpenSymbol"/>
    </style:style>
    <style:style style:name="WW_5f_CharLFO3LVL1_5f_text" style:display-name="WW_CharLFO3LVL1_text" style:family="text">
      <style:text-properties style:font-name="OpenSymbol"/>
    </style:style>
    <style:style style:name="WW_5f_CharLFO1LVL6_5f_text" style:display-name="WW_CharLFO1LVL6_text" style:family="text">
      <style:text-properties style:font-name="OpenSymbol"/>
    </style:style>
    <style:style style:name="WW_5f_CharLFO2LVL4_5f_text" style:display-name="WW_CharLFO2LVL4_text" style:family="text">
      <style:text-properties style:font-name="OpenSymbol"/>
    </style:style>
    <style:style style:name="WW_5f_CharLFO3LVL2_5f_text" style:display-name="WW_CharLFO3LVL2_text" style:family="text">
      <style:text-properties style:font-name="OpenSymbol"/>
    </style:style>
    <style:style style:name="WW_5f_CharLFO1LVL7_5f_text" style:display-name="WW_CharLFO1LVL7_text" style:family="text">
      <style:text-properties style:font-name="OpenSymbol"/>
    </style:style>
    <style:style style:name="WW_5f_CharLFO2LVL5_5f_text" style:display-name="WW_CharLFO2LVL5_text" style:family="text">
      <style:text-properties style:font-name="OpenSymbol"/>
    </style:style>
    <style:style style:name="WW_5f_CharLFO3LVL3_5f_text" style:display-name="WW_CharLFO3LVL3_text" style:family="text">
      <style:text-properties style:font-name="OpenSymbol"/>
    </style:style>
    <style:style style:name="WW_5f_CharLFO4LVL1_5f_text" style:display-name="WW_CharLFO4LVL1_text" style:family="text">
      <style:text-properties style:font-name="OpenSymbol"/>
    </style:style>
    <style:style style:name="WW_5f_CharLFO1LVL8_5f_text" style:display-name="WW_CharLFO1LVL8_text" style:family="text">
      <style:text-properties style:font-name="OpenSymbol"/>
    </style:style>
    <style:style style:name="WW_5f_CharLFO2LVL6_5f_text" style:display-name="WW_CharLFO2LVL6_text" style:family="text">
      <style:text-properties style:font-name="OpenSymbol"/>
    </style:style>
    <style:style style:name="WW_5f_CharLFO3LVL4_5f_text" style:display-name="WW_CharLFO3LVL4_text" style:family="text">
      <style:text-properties style:font-name="OpenSymbol"/>
    </style:style>
    <style:style style:name="WW_5f_CharLFO4LVL2_5f_text" style:display-name="WW_CharLFO4LVL2_text" style:family="text">
      <style:text-properties style:font-name="OpenSymbol"/>
    </style:style>
    <style:style style:name="WW_5f_CharLFO1LVL9_5f_text" style:display-name="WW_CharLFO1LVL9_text" style:family="text">
      <style:text-properties style:font-name="OpenSymbol"/>
    </style:style>
    <style:style style:name="WW_5f_CharLFO2LVL7_5f_text" style:display-name="WW_CharLFO2LVL7_text" style:family="text">
      <style:text-properties style:font-name="OpenSymbol"/>
    </style:style>
    <style:style style:name="WW_5f_CharLFO3LVL5_5f_text" style:display-name="WW_CharLFO3LVL5_text" style:family="text">
      <style:text-properties style:font-name="OpenSymbol"/>
    </style:style>
    <style:style style:name="WW_5f_CharLFO4LVL3_5f_text" style:display-name="WW_CharLFO4LVL3_text" style:family="text">
      <style:text-properties style:font-name="OpenSymbol"/>
    </style:style>
    <style:style style:name="WW_5f_CharLFO5LVL1_5f_text" style:display-name="WW_CharLFO5LVL1_text" style:family="text">
      <style:text-properties style:font-name="OpenSymbol"/>
    </style:style>
    <style:style style:name="WW_5f_CharLFO2LVL8_5f_text" style:display-name="WW_CharLFO2LVL8_text" style:family="text">
      <style:text-properties style:font-name="OpenSymbol"/>
    </style:style>
    <style:style style:name="WW_5f_CharLFO3LVL6_5f_text" style:display-name="WW_CharLFO3LVL6_text" style:family="text">
      <style:text-properties style:font-name="OpenSymbol"/>
    </style:style>
    <style:style style:name="WW_5f_CharLFO4LVL4_5f_text" style:display-name="WW_CharLFO4LVL4_text" style:family="text">
      <style:text-properties style:font-name="OpenSymbol"/>
    </style:style>
    <style:style style:name="WW_5f_CharLFO5LVL2_5f_text" style:display-name="WW_CharLFO5LVL2_text" style:family="text">
      <style:text-properties style:font-name="OpenSymbol"/>
    </style:style>
    <style:style style:name="WW_5f_CharLFO2LVL9_5f_text" style:display-name="WW_CharLFO2LVL9_text" style:family="text">
      <style:text-properties style:font-name="OpenSymbol"/>
    </style:style>
    <style:style style:name="WW_5f_CharLFO3LVL7_5f_text" style:display-name="WW_CharLFO3LVL7_text" style:family="text">
      <style:text-properties style:font-name="OpenSymbol"/>
    </style:style>
    <style:style style:name="WW_5f_CharLFO4LVL5_5f_text" style:display-name="WW_CharLFO4LVL5_text" style:family="text">
      <style:text-properties style:font-name="OpenSymbol"/>
    </style:style>
    <style:style style:name="WW_5f_CharLFO5LVL3_5f_text" style:display-name="WW_CharLFO5LVL3_text" style:family="text">
      <style:text-properties style:font-name="OpenSymbol"/>
    </style:style>
    <style:style style:name="WW_5f_CharLFO6LVL1_5f_text" style:display-name="WW_CharLFO6LVL1_text" style:family="text">
      <style:text-properties style:font-name="OpenSymbol"/>
    </style:style>
    <style:style style:name="WW_5f_CharLFO3LVL8_5f_text" style:display-name="WW_CharLFO3LVL8_text" style:family="text">
      <style:text-properties style:font-name="OpenSymbol"/>
    </style:style>
    <style:style style:name="WW_5f_CharLFO4LVL6_5f_text" style:display-name="WW_CharLFO4LVL6_text" style:family="text">
      <style:text-properties style:font-name="OpenSymbol"/>
    </style:style>
    <style:style style:name="WW_5f_CharLFO5LVL4_5f_text" style:display-name="WW_CharLFO5LVL4_text" style:family="text">
      <style:text-properties style:font-name="OpenSymbol"/>
    </style:style>
    <style:style style:name="WW_5f_CharLFO6LVL2_5f_text" style:display-name="WW_CharLFO6LVL2_text" style:family="text">
      <style:text-properties style:font-name="OpenSymbol"/>
    </style:style>
    <style:style style:name="WW_5f_CharLFO3LVL9_5f_text" style:display-name="WW_CharLFO3LVL9_text" style:family="text">
      <style:text-properties style:font-name="OpenSymbol"/>
    </style:style>
    <style:style style:name="WW_5f_CharLFO4LVL7_5f_text" style:display-name="WW_CharLFO4LVL7_text" style:family="text">
      <style:text-properties style:font-name="OpenSymbol"/>
    </style:style>
    <style:style style:name="WW_5f_CharLFO5LVL5_5f_text" style:display-name="WW_CharLFO5LVL5_text" style:family="text">
      <style:text-properties style:font-name="OpenSymbol"/>
    </style:style>
    <style:style style:name="WW_5f_CharLFO6LVL3_5f_text" style:display-name="WW_CharLFO6LVL3_text" style:family="text">
      <style:text-properties style:font-name="OpenSymbol"/>
    </style:style>
    <style:style style:name="WW_5f_CharLFO7LVL1_5f_text" style:display-name="WW_CharLFO7LVL1_text" style:family="text">
      <style:text-properties style:font-name="OpenSymbol"/>
    </style:style>
    <style:style style:name="WW_5f_CharLFO4LVL8_5f_text" style:display-name="WW_CharLFO4LVL8_text" style:family="text">
      <style:text-properties style:font-name="OpenSymbol"/>
    </style:style>
    <style:style style:name="WW_5f_CharLFO5LVL6_5f_text" style:display-name="WW_CharLFO5LVL6_text" style:family="text">
      <style:text-properties style:font-name="OpenSymbol"/>
    </style:style>
    <style:style style:name="WW_5f_CharLFO6LVL4_5f_text" style:display-name="WW_CharLFO6LVL4_text" style:family="text">
      <style:text-properties style:font-name="OpenSymbol"/>
    </style:style>
    <style:style style:name="WW_5f_CharLFO7LVL2_5f_text" style:display-name="WW_CharLFO7LVL2_text" style:family="text">
      <style:text-properties style:font-name="OpenSymbol"/>
    </style:style>
    <style:style style:name="WW_5f_CharLFO4LVL9_5f_text" style:display-name="WW_CharLFO4LVL9_text" style:family="text">
      <style:text-properties style:font-name="OpenSymbol"/>
    </style:style>
    <style:style style:name="WW_5f_CharLFO5LVL7_5f_text" style:display-name="WW_CharLFO5LVL7_text" style:family="text">
      <style:text-properties style:font-name="OpenSymbol"/>
    </style:style>
    <style:style style:name="WW_5f_CharLFO6LVL5_5f_text" style:display-name="WW_CharLFO6LVL5_text" style:family="text">
      <style:text-properties style:font-name="OpenSymbol"/>
    </style:style>
    <style:style style:name="WW_5f_CharLFO7LVL3_5f_text" style:display-name="WW_CharLFO7LVL3_text" style:family="text">
      <style:text-properties style:font-name="OpenSymbol"/>
    </style:style>
    <style:style style:name="WW_5f_CharLFO8LVL1_5f_text" style:display-name="WW_CharLFO8LVL1_text" style:family="text">
      <style:text-properties style:font-name="OpenSymbol"/>
    </style:style>
    <style:style style:name="WW_5f_CharLFO5LVL8_5f_text" style:display-name="WW_CharLFO5LVL8_text" style:family="text">
      <style:text-properties style:font-name="OpenSymbol"/>
    </style:style>
    <style:style style:name="WW_5f_CharLFO6LVL6_5f_text" style:display-name="WW_CharLFO6LVL6_text" style:family="text">
      <style:text-properties style:font-name="OpenSymbol"/>
    </style:style>
    <style:style style:name="WW_5f_CharLFO7LVL4_5f_text" style:display-name="WW_CharLFO7LVL4_text" style:family="text">
      <style:text-properties style:font-name="OpenSymbol"/>
    </style:style>
    <style:style style:name="WW_5f_CharLFO8LVL2_5f_text" style:display-name="WW_CharLFO8LVL2_text" style:family="text">
      <style:text-properties style:font-name="OpenSymbol"/>
    </style:style>
    <style:style style:name="WW_5f_CharLFO5LVL9_5f_text" style:display-name="WW_CharLFO5LVL9_text" style:family="text">
      <style:text-properties style:font-name="OpenSymbol"/>
    </style:style>
    <style:style style:name="WW_5f_CharLFO6LVL7_5f_text" style:display-name="WW_CharLFO6LVL7_text" style:family="text">
      <style:text-properties style:font-name="OpenSymbol"/>
    </style:style>
    <style:style style:name="WW_5f_CharLFO7LVL5_5f_text" style:display-name="WW_CharLFO7LVL5_text" style:family="text">
      <style:text-properties style:font-name="OpenSymbol"/>
    </style:style>
    <style:style style:name="WW_5f_CharLFO8LVL3_5f_text" style:display-name="WW_CharLFO8LVL3_text" style:family="text">
      <style:text-properties style:font-name="OpenSymbol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WW_5f_CharLFO6LVL8_5f_text" style:display-name="WW_CharLFO6LVL8_text" style:family="text">
      <style:text-properties style:font-name="OpenSymbol"/>
    </style:style>
    <style:style style:name="WW_5f_CharLFO7LVL6_5f_text" style:display-name="WW_CharLFO7LVL6_text" style:family="text">
      <style:text-properties style:font-name="OpenSymbol"/>
    </style:style>
    <style:style style:name="WW_5f_CharLFO8LVL4_5f_text" style:display-name="WW_CharLFO8LVL4_text" style:family="text">
      <style:text-properties style:font-name="OpenSymbol"/>
    </style:style>
    <style:style style:name="WW_5f_CharLFO6LVL9_5f_text" style:display-name="WW_CharLFO6LVL9_text" style:family="text">
      <style:text-properties style:font-name="OpenSymbol"/>
    </style:style>
    <style:style style:name="WW_5f_CharLFO7LVL7_5f_text" style:display-name="WW_CharLFO7LVL7_text" style:family="text">
      <style:text-properties style:font-name="OpenSymbol"/>
    </style:style>
    <style:style style:name="WW_5f_CharLFO8LVL5_5f_text" style:display-name="WW_CharLFO8LVL5_text" style:family="text">
      <style:text-properties style:font-name="OpenSymbol"/>
    </style:style>
    <style:style style:name="WW_5f_CharLFO7LVL8_5f_text" style:display-name="WW_CharLFO7LVL8_text" style:family="text">
      <style:text-properties style:font-name="OpenSymbol"/>
    </style:style>
    <style:style style:name="WW_5f_CharLFO8LVL6_5f_text" style:display-name="WW_CharLFO8LVL6_text" style:family="text">
      <style:text-properties style:font-name="OpenSymbol"/>
    </style:style>
    <style:style style:name="WW_5f_CharLFO7LVL9_5f_text" style:display-name="WW_CharLFO7LVL9_text" style:family="text">
      <style:text-properties style:font-name="OpenSymbol"/>
    </style:style>
    <style:style style:name="Bullet_20_Symbols_5f_text" style:display-name="Bullet Symbols_text" style:family="text">
      <style:text-properties style:font-name="OpenSymbol"/>
    </style:style>
    <style:style style:name="WW_5f_CharLFO8LVL8_5f_text" style:display-name="WW_CharLFO8LVL8_text" style:family="text">
      <style:text-properties style:font-name="OpenSymbol"/>
    </style:style>
    <style:style style:name="WW_5f_CharLFO8LVL9_5f_text" style:display-name="WW_CharLFO8LVL9_text" style:family="text">
      <style:text-properties style:font-name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10-03-18T14:43:00Z</meta:creation-date>
    <dc:date>2012-02-28T19:19:52</dc:date>
    <meta:editing-duration>PT4H38M21S</meta:editing-duration>
    <meta:editing-cycles>53</meta:editing-cycles>
    <dc:creator>switch </dc:creator>
    <meta:document-statistic meta:table-count="0" meta:image-count="0" meta:object-count="0" meta:page-count="2" meta:paragraph-count="48" meta:word-count="454" meta:character-count="2840" meta:non-whitespace-character-count="2453"/>
  </office:meta>
</office:document-meta>
</file>